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aebb"/>
    </style:style>
    <style:style style:name="P2" style:family="paragraph" style:parent-style-name="Text_20_body">
      <style:text-properties officeooo:rsid="000aef72" officeooo:paragraph-rsid="000aef72"/>
    </style:style>
    <style:style style:name="P3" style:family="paragraph" style:parent-style-name="Text_20_body">
      <style:text-properties officeooo:rsid="000b8e63" officeooo:paragraph-rsid="000b8e63"/>
    </style:style>
    <style:style style:name="P4" style:family="paragraph" style:parent-style-name="Text_20_body">
      <style:text-properties officeooo:paragraph-rsid="000e4090"/>
    </style:style>
    <style:style style:name="P5" style:family="paragraph" style:parent-style-name="Heading_20_1">
      <style:text-properties officeooo:rsid="0007da75" officeooo:paragraph-rsid="0007da75"/>
    </style:style>
    <style:style style:name="P6" style:family="paragraph" style:parent-style-name="Heading_20_1">
      <style:text-properties officeooo:rsid="000e4090" officeooo:paragraph-rsid="000e4090"/>
    </style:style>
    <style:style style:name="P7" style:family="paragraph" style:parent-style-name="Heading_20_1">
      <style:text-properties officeooo:rsid="0011fcd1" officeooo:paragraph-rsid="0011fcd1"/>
    </style:style>
    <style:style style:name="P8" style:family="paragraph" style:parent-style-name="Text_20_body" style:list-style-name="L1">
      <style:text-properties officeooo:paragraph-rsid="0007aebb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07aebb"/>
    </style:style>
    <style:style style:name="P11" style:family="paragraph" style:parent-style-name="Text_20_body">
      <style:text-properties officeooo:rsid="0011fcd1" officeooo:paragraph-rsid="0011fcd1"/>
    </style:style>
    <style:style style:name="P12" style:family="paragraph" style:parent-style-name="Text_20_body" style:list-style-name="L3">
      <style:text-properties officeooo:paragraph-rsid="0011fcd1"/>
    </style:style>
    <style:style style:name="T1" style:family="text">
      <style:text-properties officeooo:rsid="0007aebb"/>
    </style:style>
    <style:style style:name="T2" style:family="text">
      <style:text-properties officeooo:rsid="0009b0c1"/>
    </style:style>
    <style:style style:name="T3" style:family="text">
      <style:text-properties officeooo:rsid="000bed21"/>
    </style:style>
    <style:style style:name="T4" style:family="text">
      <style:text-properties officeooo:rsid="000ddf11"/>
    </style:style>
    <style:style style:name="T5" style:family="text">
      <style:text-properties officeooo:rsid="00102fae"/>
    </style:style>
    <style:style style:name="T6" style:family="text">
      <style:text-properties officeooo:rsid="0011fc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ведение</text:h>
      <text:p text:style-name="Text_20_body">В <text:span text:style-name="T2">1961 году в промышленную эксплуатацию была введена Волжская ГЭС, что ознаменовало коренное изменение гидрологического режима реки Волга и её рукавов от города Волгограда до Каспийского моря.</text:span></text:p>
      <text:p text:style-name="Text_20_body">На момент проведения исследования неизвестно ни одной работы на тему прогнозирования интенсивности весеннего половодья в Астраханской области. Это весьма удивительно, поскольку уровень воды в нижнем течении Волги и, соответственно, в связанных с ней водных объектах, напрямую зависит лишь от расхода воды на Волжской ГЭС. Осадки в астраханском климате столь незначительны, что не оказывают заметного влияния на сток воды, притоков Волга в своем нижнем течении не имеет вовсе.</text:p>
      <text:p text:style-name="P1">В связи с этим в настоящем исследовании автор ставит целью разработать математическую модель, которая с известной погрешностью позволит прогнозировать уровни воды в водных объектах Астраханской области в периоды весеннего половодья.</text:p>
      <text:p text:style-name="P1">Для достижения поставленной цели автор ставит перед собой следующие задачи:</text:p>
      <text:list xml:id="list1834528837" text:style-name="L1">
        <text:list-item>
          <text:p text:style-name="P8">всесторонне изучить динамику изменения расходов воды на Волжской ГЭС в периоды весеннего половодья,</text:p>
        </text:list-item>
        <text:list-item>
          <text:p text:style-name="P8">вывести уравнение зависимости уровней воды на гидрологических постах от параметров сброса воды на ГЭС,</text:p>
        </text:list-item>
        <text:list-item>
          <text:p text:style-name="P8">разработать геоинформационную модель для наглядного и интерактивного представления результатов прогнозирования.</text:p>
        </text:list-item>
      </text:list>
      <text:h text:style-name="Heading_20_1" text:outline-level="1">Исходные данные</text:h>
      <text:p text:style-name="Text_20_body">В качестве исходных данных использованы:</text:p>
      <text:list xml:id="list1870632002" text:style-name="L2">
        <text:list-item>
          <text:p text:style-name="P9">сведения о среднесуточных расходах воды на Волжской ГЭС с <text:span text:style-name="T1">1961 года по 2012 год, предоставленные филиалом «Волжская ГЭС» ПАО «РусГидро»,</text:span></text:p>
        </text:list-item>
        <text:list-item>
          <text:p text:style-name="P10">сведения о среднесуточных расходах воды на Волжской ГЭС с <text:span text:style-name="T1">2013 года по 2023 год, ежедневно публикуемые на официальном веб-сайте ПАО «РусГидро»,</text:span></text:p>
        </text:list-item>
        <text:list-item>
          <text:p text:style-name="P10">сведения о среднесуточных уровнях воды на гидрологических постах Астраханской области с <text:span text:style-name="T1">1961 года по 2007 год, имеющиеся в архиве ФПД АО,</text:span></text:p>
        </text:list-item>
        <text:list-item>
          <text:p text:style-name="P10">сведения о среднесуточных уровнях воды на гидрологических постах Астраханской области с <text:span text:style-name="T1">2008 года по 2021 год, ежегодно публикуемые на веб-портале АИС ГМВО,</text:span></text:p>
        </text:list-item>
        <text:list-item>
          <text:p text:style-name="P10">сведения о среднесуточных уровнях воды на гидрологических постах Астраханской области с <text:span text:style-name="T1">2022 года по 2023 год, опубликованные на веб-портале </text:span><text:a xlink:type="simple" xlink:href="https://allrivers.info/" text:style-name="Internet_20_link" text:visited-style-name="Visited_20_Internet_20_Link"><text:span text:style-name="T1">https://allrivers.info</text:span></text:a><text:span text:style-name="T1">.</text:span></text:p>
        </text:list-item>
      </text:list>
      <text:p text:style-name="P1">Данные о расходах воды на ГЭС приведены в период с <text:span text:style-name="T2">1 апреля по 1 июля, поскольку именно в эти месяцы выполняются попуски воды с повышенным расходом (в том числе через водосбросы).</text:span></text:p>
      <text:h text:style-name="P5" text:outline-level="1"><text:soft-page-break/>Изучение динамики сбросов воды в историческом разрезе</text:h>
      <text:p text:style-name="P2">На основе табличных данных были построены графики изменения расходов воды на Волжской ГЭС с 1 апреля по 1 июля с 1961 года (год ввода ГЭС в промышленную эксплуатацию) до 2021 года.</text:p>
      <text:p text:style-name="P3">На графиках красной линией обозначена динамика расхода воды, проходящей через гидроагрегаты ГЭС, синей линией показан общий расход через гидроагрегаты и через водосбросы. На графиках видно, что в период межени вся вода проходит только через гидроагрегаты ГЭС, <text:span text:style-name="T5">а </text:span>в период половодья в связи с повышенным объемом поступающей в водохранилище воды большая часть расхода приходится на попуски через водосбросные устройства.</text:p>
      <text:p text:style-name="P3">Бледно-зеленая область ограничивает период повышенных сбросов (границы периода определены эмпирически и весьма приблизительны). Темно-зеленая область графика показывает период максимальных объемов сброса воды. <text:span text:style-name="T3">Как правило, сброс удерживается на одном максимальном уровне (в некоторых пределах) в течение нескольких дней. </text:span><text:span text:style-name="T4">Такой уровень называется «полкой». Однако не в каждом году максимальные сбросы формируют полку. В этом случае область максимальных сбросов указана приблизительно.</text:span></text:p>
      <text:h text:style-name="P7" text:outline-level="1">Динамика движения волны половодья</text:h>
      <text:p text:style-name="P11">Прежде, чем приступать к непосредственному исследованию зависимости уровней воды от расходов на ГЭС, следует рассмотреть то, как движется волна половодья по рекам Волго-Ахтубинской поймы и дельты Волги.</text:p>
      <text:p text:style-name="P11">Для этого возьмем гидрологические посты, расположенные на реке Волга от самой Волжской ГЭС до впадения в Каспийское море: </text:p>
      <text:list xml:id="list3040695823" text:style-name="L3">
        <text:list-item>
          <text:p text:style-name="P12"><text:span text:style-name="T6">Волгоград, </text:span></text:p>
        </text:list-item>
        <text:list-item>
          <text:p text:style-name="P12"><text:span text:style-name="T6">Светлый Яр, </text:span></text:p>
        </text:list-item>
        <text:list-item>
          <text:p text:style-name="P12"><text:span text:style-name="T6">Чёрный Яр, </text:span></text:p>
        </text:list-item>
        <text:list-item>
          <text:p text:style-name="P12"><text:span text:style-name="T6">Енотаевка, </text:span></text:p>
        </text:list-item>
        <text:list-item>
          <text:p text:style-name="P12"><text:span text:style-name="T6">Верхнее Лебяжье, </text:span></text:p>
        </text:list-item>
        <text:list-item>
          <text:p text:style-name="P12"><text:span text:style-name="T6">Нариманов, </text:span></text:p>
        </text:list-item>
        <text:list-item>
          <text:p text:style-name="P12"><text:span text:style-name="T6">Астрахань, </text:span></text:p>
        </text:list-item>
        <text:list-item>
          <text:p text:style-name="P12"><text:span text:style-name="T6">Икряное, </text:span></text:p>
        </text:list-item>
        <text:list-item>
          <text:p text:style-name="P12"><text:span text:style-name="T6">Оля.</text:span></text:p>
        </text:list-item>
      </text:list>
      <text:p text:style-name="P11">В таблицу вынесем даты, в которые уровни воды в половодье достигали максимального значения.</text:p>
      <text:h text:style-name="P6" text:outline-level="1"><text:soft-page-break/>Изучение связи расхода воды на ГЭС и уровней воды в нижнем бьефе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1:39:20.663306838</meta:creation-date>
    <meta:generator>LibreOffice/7.3.7.2$Linux_X86_64 LibreOffice_project/30$Build-2</meta:generator>
    <dc:date>2024-03-25T22:30:14.925800613</dc:date>
    <meta:editing-duration>PT1H56M54S</meta:editing-duration>
    <meta:editing-cycles>7</meta:editing-cycles>
    <meta:document-statistic meta:table-count="0" meta:image-count="0" meta:object-count="0" meta:page-count="3" meta:paragraph-count="34" meta:word-count="571" meta:character-count="4040" meta:non-whitespace-character-count="3511"/>
  </office:meta>
</office:document-meta>
</file>